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justify" style:justify-single-word="false"/>
      <style:text-properties style:font-name="Times New Roman" fo:font-size="12pt" officeooo:paragraph-rsid="000afc22" style:font-size-asian="12pt" style:font-name-complex="Times New Roman" style:font-size-complex="12pt"/>
    </style:style>
    <style:style style:name="P2" style:family="paragraph" style:parent-style-name="Standard">
      <style:paragraph-properties fo:line-height="200%" fo:text-align="justify" style:justify-single-word="false"/>
      <style:text-properties style:font-name="Times New Roman" fo:font-size="12pt" fo:font-weight="bold" officeooo:paragraph-rsid="000a6843" style:font-size-asian="12pt" style:font-weight-asian="bold" style:font-name-complex="Times New Roman" style:font-size-complex="12pt"/>
    </style:style>
    <style:style style:name="T1" style:family="text">
      <style:text-properties officeooo:rsid="000a6843"/>
    </style:style>
    <style:style style:name="T2" style:family="text">
      <style:text-properties style:font-name="Times New Roman" officeooo:rsid="000a6843" style:font-name-complex="Times New Roman"/>
    </style:style>
    <style:style style:name="T3" style:family="text">
      <style:text-properties style:font-name="Times New Roman" officeooo:rsid="000afc22" style:font-name-complex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ata Analysis</text:p>
      <text:p text:style-name="P1">The experimental data was <text:span text:style-name="T1">collected and recorded into a MS</text:span> Excel <text:span text:style-name="T1">shreadsheet</text:span>. <text:span text:style-name="T1">This MSExcel sheet was then converted into CSV format. Thereafter a statistical computing program, R version 3.5.0, was used to analyse the data and create various graphic representations of the data collected. </text:span>Two different ANOVA <text:span text:style-name="T1">tests</text:span> were used in order to determine if a significant differences occurred between <text:span text:style-name="T1">the various varibales within this dataset. A two way ANOVA <text:s/>was used to determine if a significant difference occurred between the amount of polyps present in each series for each of the age groups. A one way ANOVA was used to determine if a significant difference exist between the growth rate of each of the polyps for each of the series. </text:span><text:span text:style-name="T2">In the statistical analyses we used an alpha value of 0.05, ie. data considered statistically </text:span><text:span text:style-name="T3">significant</text:span><text:span text:style-name="T2"> or p &lt;0.05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9T23:28:45.158386789</meta:creation-date>
    <dc:date>2018-06-09T23:53:53.734154199</dc:date>
    <meta:editing-duration>PT3M14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2" meta:word-count="142" meta:character-count="864" meta:non-whitespace-character-count="723"/>
  </office:meta>
</office:document-meta>
</file>